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2e6f" officeooo:paragraph-rsid="000d2e6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2e6f" officeooo:paragraph-rsid="000d2e6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56b9" officeooo:paragraph-rsid="000f56b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0de38c" officeooo:paragraph-rsid="000de38c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d2e6f" officeooo:paragraph-rsid="000d2e6f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f93d6" officeooo:paragraph-rsid="000f93d6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0de38c" officeooo:paragraph-rsid="000de38c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d2e6f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d2e6f" officeooo:paragraph-rsid="000d2e6f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italic" officeooo:rsid="000d2e6f" officeooo:paragraph-rsid="000d2e6f" style:font-style-asian="italic" style:font-style-complex="italic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italic" officeooo:rsid="000d2e6f" officeooo:paragraph-rsid="000de38c" style:font-style-asian="italic" style:font-style-complex="italic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italic" fo:font-weight="normal" officeooo:rsid="000d2e6f" officeooo:paragraph-rsid="000d2e6f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italic" fo:font-weight="normal" officeooo:rsid="000fdae3" officeooo:paragraph-rsid="000fdae3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tyle="italic" fo:font-weight="normal" officeooo:rsid="00119b61" officeooo:paragraph-rsid="00119b61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italic" fo:font-weight="normal" officeooo:rsid="000de38c" officeooo:paragraph-rsid="000de38c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italic" fo:font-weight="normal" officeooo:rsid="000de38c" officeooo:paragraph-rsid="000f56b9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tyle="italic" fo:font-weight="normal" officeooo:rsid="000de38c" officeooo:paragraph-rsid="001338d8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tyle="italic" fo:font-weight="normal" officeooo:rsid="000f56b9" officeooo:paragraph-rsid="000f56b9" style:font-style-asian="italic" style:font-weight-asian="normal" style:font-style-complex="italic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tyle="normal" fo:font-weight="normal" officeooo:rsid="00119b61" officeooo:paragraph-rsid="00119b61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tyle="normal" fo:font-weight="normal" officeooo:rsid="000de38c" officeooo:paragraph-rsid="000de38c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tyle="normal" fo:font-weight="normal" officeooo:rsid="000f56b9" officeooo:paragraph-rsid="000f56b9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tyle="normal" officeooo:rsid="000de38c" officeooo:paragraph-rsid="000de38c" style:font-style-asian="normal" style:font-style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tyle="normal" officeooo:rsid="000f56b9" officeooo:paragraph-rsid="000f56b9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2e6f" style:font-weight-asian="normal" style:font-weight-complex="normal"/>
    </style:style>
    <style:style style:name="T3" style:family="text">
      <style:text-properties fo:font-weight="normal" officeooo:rsid="000de38c" style:font-weight-asian="normal" style:font-weight-complex="normal"/>
    </style:style>
    <style:style style:name="T4" style:family="text">
      <style:text-properties fo:font-weight="normal" officeooo:rsid="000f56b9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de38c" style:font-style-asian="italic" style:font-weight-asian="normal" style:font-style-complex="italic" style:font-weight-complex="normal"/>
    </style:style>
    <style:style style:name="T7" style:family="text">
      <style:text-properties officeooo:rsid="0011be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e van </text:p>
      <text:p text:style-name="P1">Hello Real World with ROS</text:p>
      <text:p text:style-name="P1">(in native Ubuntu 18.04)</text:p>
      <text:p text:style-name="P1"/>
      <text:p text:style-name="P2"/>
      <text:p text:style-name="P3">Auteur: Gerard Harkema</text:p>
      <text:p text:style-name="P3">Datum: 4 januari 2021</text:p>
      <text:p text:style-name="P2"/>
      <text:p text:style-name="P2">Let op: Deze installatie maakt geen gebruik van singularity of virtuele machine</text:p>
      <text:p text:style-name="P2"/>
      <text:list xml:id="list611527015" text:style-name="L1">
        <text:list-item>
          <text:p text:style-name="P5">Installeer Ubunto 18.04 (desktop versie) op PC of Laptop</text:p>
          <text:list>
            <text:list-item>
              <text:p text:style-name="P8"><text:span text:style-name="T2">zie </text:span><text:a xlink:type="simple" xlink:href="https://releases.ubuntu.com/18.04/" text:style-name="Internet_20_link" text:visited-style-name="Visited_20_Internet_20_Link"><text:span text:style-name="T2">https://releases.ubuntu.com/18.04/</text:span></text:a></text:p>
            </text:list-item>
            <text:list-item>
              <text:p text:style-name="P5">Let op: je systeem wordt dual-boot</text:p>
            </text:list-item>
          </text:list>
        </text:list-item>
        <text:list-item>
          <text:p text:style-name="P5">Installer in Ubuntu ROS Melodic</text:p>
          <text:list>
            <text:list-item>
              <text:p text:style-name="P9"><text:span text:style-name="T1">zie </text:span><text:a xlink:type="simple" xlink:href="http://wiki.ros.org/melodic/Installation/Ubuntu" text:style-name="Internet_20_link" text:visited-style-name="Visited_20_Internet_20_Link"><text:span text:style-name="T1">http://wiki.ros.org/melodic/Installation/Ubuntu</text:span></text:a></text:p>
            </text:list-item>
          </text:list>
        </text:list-item>
        <text:list-item>
          <text:p text:style-name="P5">Installeer git</text:p>
          <text:list>
            <text:list-item>
              <text:p text:style-name="P10"><text:span text:style-name="T1">sudo apt upda</text:span><text:span text:style-name="T3">t</text:span><text:span text:style-name="T1">e</text:span></text:p>
            </text:list-item>
            <text:list-item>
              <text:p text:style-name="P12">sudo apt install git</text:p>
            </text:list-item>
          </text:list>
        </text:list-item>
        <text:list-item>
          <text:p text:style-name="P6">Reboot Ubuntu</text:p>
          <text:list>
            <text:list-item>
              <text:p text:style-name="P13">sudo reboot</text:p>
            </text:list-item>
          </text:list>
        </text:list-item>
        <text:list-item>
          <text:p text:style-name="P19">Update package list</text:p>
          <text:list>
            <text:list-item>
              <text:p text:style-name="P14">sudo apt update</text:p>
            </text:list-item>
          </text:list>
        </text:list-item>
        <text:list-item>
          <text:p text:style-name="P5">Creeer workspace</text:p>
          <text:list>
            <text:list-item>
              <text:p text:style-name="P12">mkdir $HOME/hrwros_ws</text:p>
            </text:list-item>
          </text:list>
        </text:list-item>
        <text:list-item>
          <text:p text:style-name="P5">Clone hrwros sourcecode</text:p>
          <text:list>
            <text:list-item>
              <text:p text:style-name="P9"><text:span text:style-name="T5">git clone </text:span><text:a xlink:type="simple" xlink:href="https://github.com/GerardHarkemaAvans/HelloRealWorldWithROSFull.git" text:style-name="Internet_20_link" text:visited-style-name="Visited_20_Internet_20_Link"><text:span text:style-name="T5">https://github.com/GerardHarkemaAvans/HelloRealWorldWithROSFull.git</text:span></text:a><text:span text:style-name="T5"> src</text:span></text:p>
            </text:list-item>
            <text:list-item>
              <text:p text:style-name="P5">private repository, vraag toestemming aan GA.Harkema@avans.nl</text:p>
            </text:list-item>
          </text:list>
        </text:list-item>
        <text:list-item>
          <text:p text:style-name="P7">Installer benodigde ROS packages voor hrwros</text:p>
          <text:list>
            <text:list-item>
              <text:p text:style-name="P15">cd $HOME/hrwros_ws/src</text:p>
            </text:list-item>
            <text:list-item>
              <text:p text:style-name="P15">bash install_packages.sh</text:p>
            </text:list-item>
          </text:list>
        </text:list-item>
        <text:list-item>
          <text:p text:style-name="P7">Build ros workspace</text:p>
          <text:list>
            <text:list-item>
              <text:p text:style-name="P11"><text:span text:style-name="T3">cd</text:span><text:span text:style-name="T1"> $HOME/hrwros_ws</text:span></text:p>
            </text:list-item>
            <text:list-item>
              <text:p text:style-name="P15">catkin b</text:p>
            </text:list-item>
            <text:list-item>
              <text:p text:style-name="P15">source devel/setup.bash</text:p>
            </text:list-item>
            <text:list-item>
              <text:p text:style-name="P20">Bij build errors herhaal laatste 2 commando’s</text:p>
            </text:list-item>
          </text:list>
        </text:list-item>
        <text:list-item>
          <text:p text:style-name="P22"><text:span text:style-name="T1">Test </text:span><text:span text:style-name="T4">hrwros setup</text:span></text:p>
          <text:list>
            <text:list-item>
              <text:p text:style-name="P21">Terminal 1:</text:p>
              <text:list>
                <text:list-item>
                  <text:p text:style-name="P16">cd $HOME/hrwros_ws/src</text:p>
                </text:list-item>
                <text:list-item>
                  <text:p text:style-name="P17">bash <text:span text:style-name="T7">devel/setup.bash</text:span></text:p>
                </text:list-item>
                <text:list-item>
                  <text:p text:style-name="P18">roslaunch hrwros_week6 hrwros_final_project.launch</text:p>
                </text:list-item>
              </text:list>
            </text:list-item>
            <text:list-item>
              <text:p text:style-name="P21">Terminal 2</text:p>
              <text:list>
                <text:list-item>
                  <text:p text:style-name="P16">cd $HOME/hrwros_ws/src</text:p>
                </text:list-item>
                <text:list-item>
                  <text:p text:style-name="P17">bash <text:span text:style-name="T7">devel/setup.bash</text:span></text:p>
                </text:list-item>
                <text:list-item>
                  <text:p text:style-name="P16">roslaunch flexbe_app flexbe_full.launch</text:p>
                </text:list-item>
                <text:list-item>
                  <text:p text:style-name="P23"><text:span text:style-name="T6">F</text:span><text:span text:style-name="T5">lexbe_app </text:span></text:p>
                  <text:list>
                    <text:list-item>
                      <text:p text:style-name="P18">Behavior Dashboard→ Load Behavior → Final Project</text:p>
                    </text:list-item>
                    <text:list-item>
                      <text:p text:style-name="P18">Runtime Control → Start Execution</text:p>
                    </text:list-item>
                  </text:list>
                </text:list-item>
              </text:list>
              <text:p text:style-name="P18"/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6:40:40.371116357</meta:creation-date>
    <dc:date>2021-01-08T09:47:54.752407515</dc:date>
    <meta:editing-duration>PT22M3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44" meta:word-count="188" meta:character-count="1271" meta:non-whitespace-character-count="1162"/>
  </office:meta>
</office:document-meta>
</file>